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8cm" fo:min-width="1.7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78cm" fo:min-width="1.449cm"/>
    </style:style>
    <style:style style:name="gr11" style:family="graphic" style:parent-style-name="standard">
      <style:graphic-properties draw:stroke="none" draw:fill="none" fo:min-height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412cm"/>
    </style:style>
    <style:style style:name="P1" style:family="paragraph"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3.73cm" svg:x="9.25cm" svg:y="14.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0.66cm" svg:height="0.523cm" svg:x="10.99cm" svg:y="17.217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5.352cm" svg:y1="4.392cm" svg:x2="3.646cm" svg:y2="9.76cm" draw:start-shape="id1" draw:start-glue-point="1" draw:end-shape="id2" draw:end-glue-point="1" svg:d="M5352 4392v5875h-1706v-507" svg:viewBox="0 0 1707 5876">
          <text:p/>
        </draw:connector>
        <draw:connector draw:style-name="gr3" draw:text-style-name="P3" draw:layer="layout" draw:line-skew="0cm -5.265cm" svg:x1="11.65cm" svg:y1="17.478cm" svg:x2="5.352cm" svg:y2="4.392cm" draw:start-shape="id3" draw:start-glue-point="1" draw:end-shape="id1" draw:end-glue-point="1" svg:d="M11650 17478h501v-11938h-6799v-1148" svg:viewBox="0 0 6800 13087">
          <text:p/>
        </draw:connector>
        <draw:custom-shape draw:style-name="gr4" draw:text-style-name="P1" draw:layer="layout" svg:width="2.25cm" svg:height="0.968cm" draw:transform="rotate (-1.56346594393652) translate (5.867cm 1.89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2.25cm" svg:height="0.769cm" draw:transform="rotate (-1.56346594393652) translate (4.889cm 1.9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25cm" svg:height="0.769cm" draw:transform="rotate (-1.56346594393652) translate (4.15cm 1.916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0.66cm" svg:height="0.522cm" draw:transform="rotate (-1.56346594393652) translate (5.608cm 3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6cm" svg:height="0.522cm" draw:transform="rotate (-1.56346594393652) translate (4.712cm 3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0.66cm" svg:height="0.522cm" draw:transform="rotate (-1.56346594393652) translate (3.913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925cm" svg:height="0.962cm" svg:x="4.81cm" svg:y="2.94cm">
          <draw:text-box>
            <text:p>S</text:p>
          </draw:text-box>
        </draw:frame>
        <draw:frame draw:style-name="gr7" draw:text-style-name="P4" draw:layer="layout" svg:width="0.997cm" svg:height="0.962cm" svg:x="3.24cm" svg:y="2.968cm">
          <draw:text-box>
            <text:p>V</text:p>
          </draw:text-box>
        </draw:frame>
        <draw:custom-shape draw:style-name="gr8" draw:text-style-name="P5" xml:id="id4" draw:id="id4" draw:layer="layout" svg:width="2.91cm" svg:height="1.03cm" draw:transform="rotate (-1.5687019316925) translate (2.547cm 7.819cm)">
          <text:p text:style-name="P1">680 oh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032cm" svg:y1="7.82cm" svg:x2="3.657cm" svg:y2="4.41cm" draw:start-shape="id4" draw:start-glue-point="3" draw:end-shape="id5" draw:end-glue-point="1" svg:d="M2032 7820v-1704h1625v-1706" svg:viewBox="0 0 1626 3411">
          <text:p/>
        </draw:connector>
        <draw:g xml:id="id6" draw:id="id6">
          <draw:custom-shape draw:style-name="gr9" draw:text-style-name="P6" draw:layer="layout" svg:width="1.43cm" svg:height="1.43cm" svg:x="1.34cm" svg:y="14.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6cm" svg:height="0.78cm" draw:transform="rotate (-3.09638862596314) translate (2.51cm 15.181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94cm" svg:height="0.33cm" svg:x="1.55cm" svg:y="15.15cm">
            <text:p/>
            <draw:enhanced-geometry svg:viewBox="0 0 21600 21600" draw:mirror-vertical="true" draw:type="rectangle" draw:enhanced-path="M 0 0 L 21600 0 21600 21600 0 21600 0 0 Z N"/>
          </draw:custom-shape>
        </draw:g>
        <draw:connector draw:style-name="gr3" draw:text-style-name="P3" draw:layer="layout" svg:x1="2.055cm" svg:y1="14.27cm" svg:x2="2.038cm" svg:y2="10.73cm" draw:start-shape="id6" draw:start-glue-point="0" draw:end-shape="id4" svg:d="M2055 14270v-1770h-17v-1770" svg:viewBox="0 0 18 3541">
          <text:p/>
        </draw:connector>
        <draw:frame draw:style-name="gr7" draw:text-style-name="P4" draw:layer="layout" svg:width="0.997cm" svg:height="0.962cm" svg:x="4.12cm" svg:y="2.91cm">
          <draw:text-box>
            <text:p>G</text:p>
          </draw:text-box>
        </draw:frame>
        <draw:custom-shape draw:style-name="gr10" draw:text-style-name="P5" xml:id="id2" draw:id="id2" draw:layer="layout" svg:width="1.949cm" svg:height="1.03cm" draw:transform="rotate (-1.55578649522775) translate (4.132cm 7.803cm)">
          <text:p text:style-name="P1">4k7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966cm" svg:height="2.36cm" svg:x="8.91cm" svg:y="14.63cm">
          <draw:text-box>
            <text:p text:style-name="P1">Wemos D1 Mini Pro</text:p>
          </draw:text-box>
        </draw:frame>
        <draw:frame draw:style-name="gr12" draw:text-style-name="P4" xml:id="id7" draw:id="id7" draw:layer="layout" svg:width="1.7cm" svg:height="1.334cm" svg:x="0.79cm" svg:y="0.5cm">
          <draw:text-box>
            <text:p>V+</text:p>
          </draw:text-box>
        </draw:frame>
        <draw:connector draw:style-name="gr3" draw:text-style-name="P3" draw:layer="layout" svg:x1="3.393cm" svg:y1="4.082cm" svg:x2="1.64cm" svg:y2="1.834cm" draw:start-shape="id5" draw:start-glue-point="2" draw:end-shape="id7" draw:end-glue-point="2" svg:d="M3393 4082h-1753v-2248" svg:viewBox="0 0 1754 2249">
          <text:p/>
        </draw:connector>
        <draw:connector draw:style-name="gr3" draw:text-style-name="P3" draw:layer="layout" svg:x1="4.505cm" svg:y1="1.915cm" svg:x2="9.7cm" svg:y2="1.438cm" draw:start-shape="id8" draw:start-glue-point="5" draw:end-shape="id9" draw:end-glue-point="3" svg:d="M4505 1915v-505h2798v28h2397" svg:viewBox="0 0 5196 506">
          <text:p/>
        </draw:connector>
        <draw:connector draw:style-name="gr3" draw:text-style-name="P3" draw:layer="layout" svg:x1="3.657cm" svg:y1="4.41cm" svg:x2="3.617cm" svg:y2="7.811cm" draw:start-shape="id5" draw:start-glue-point="1" draw:end-shape="id2" draw:end-glue-point="3" svg:d="M3657 4410v1697h-40v1704" svg:viewBox="0 0 41 3402">
          <text:p/>
        </draw:connector>
        <draw:frame draw:style-name="gr13" draw:text-style-name="P4" xml:id="id9" draw:id="id9" draw:layer="layout" svg:width="1.912cm" svg:height="1.424cm" svg:x="9.7cm" svg:y="0.726cm">
          <draw:text-box draw:corner-radius="0.38cm">
            <text:p>GND</text:p>
          </draw:text-box>
        </draw:frame>
        <draw:connector draw:style-name="gr3" draw:text-style-name="P3" draw:layer="layout" svg:x1="2.055cm" svg:y1="15.7cm" svg:x2="5.386cm" svg:y2="10.048cm" draw:start-shape="id6" draw:start-glue-point="2" svg:d="M2055 15700v501h3331v-6153" svg:viewBox="0 0 3332 6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19:57:32</meta:creation-date>
    <dc:date>2019-01-12T11:03:37.200054302</dc:date>
    <meta:editing-duration>PT34M52S</meta:editing-duration>
    <meta:editing-cycles>5</meta:editing-cycles>
    <meta:generator>LibreOffice/5.4.1.2.0$Linux_X86_64 LibreOffice_project/40m0$Build-2</meta:generator>
    <meta:document-statistic meta:object-count="28"/>
  </office:meta>
</office:document-meta>
</file>